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1400" officeooo:paragraph-rsid="000520b6"/>
    </style:style>
    <style:style style:name="P2" style:family="paragraph" style:parent-style-name="Standard">
      <style:text-properties officeooo:rsid="000520b6" officeooo:paragraph-rsid="00087e65"/>
    </style:style>
    <style:style style:name="P3" style:family="paragraph" style:parent-style-name="Standard">
      <style:text-properties officeooo:rsid="000520b6" officeooo:paragraph-rsid="000fcf39"/>
    </style:style>
    <style:style style:name="P4" style:family="paragraph" style:parent-style-name="Standard">
      <style:text-properties officeooo:rsid="000fcf39" officeooo:paragraph-rsid="000fcf39"/>
    </style:style>
    <style:style style:name="P5" style:family="paragraph" style:parent-style-name="Standard">
      <style:text-properties officeooo:rsid="0011ac87" officeooo:paragraph-rsid="0011ac87"/>
    </style:style>
    <style:style style:name="P6" style:family="paragraph" style:parent-style-name="Standard">
      <style:text-properties fo:font-size="12pt" fo:font-weight="normal" officeooo:rsid="0016cc6e" officeooo:paragraph-rsid="0016cc6e" style:font-size-asian="10.5pt" style:font-weight-asian="normal" style:font-size-complex="12pt" style:font-weight-complex="normal"/>
    </style:style>
    <style:style style:name="P7" style:family="paragraph" style:parent-style-name="Standard">
      <style:text-properties officeooo:rsid="00087e65" officeooo:paragraph-rsid="000c2f5e"/>
    </style:style>
    <style:style style:name="P8" style:family="paragraph" style:parent-style-name="Standard">
      <style:text-properties officeooo:rsid="000520b6" officeooo:paragraph-rsid="000fcf39"/>
    </style:style>
    <style:style style:name="P9" style:family="paragraph" style:parent-style-name="Standard">
      <style:text-properties officeooo:rsid="000520b6" officeooo:paragraph-rsid="00193a02"/>
    </style:style>
    <style:style style:name="P10" style:family="paragraph" style:parent-style-name="Standard">
      <style:text-properties fo:font-size="12pt" fo:font-weight="normal" officeooo:rsid="00193a02" officeooo:paragraph-rsid="001e372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e372b" officeooo:paragraph-rsid="001e372b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e372b" officeooo:paragraph-rsid="001e372b"/>
    </style:style>
    <style:style style:name="T1" style:family="text">
      <style:text-properties officeooo:rsid="00071545"/>
    </style:style>
    <style:style style:name="T2" style:family="text">
      <style:text-properties officeooo:rsid="000c2f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372b" style:font-weight-asian="bold" style:font-weight-complex="bold"/>
    </style:style>
    <style:style style:name="T5" style:family="text">
      <style:text-properties fo:font-size="20pt" fo:font-weight="bold" officeooo:rsid="000c2f5e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071545" style:font-size-asian="20pt" style:font-weight-asian="bold" style:font-size-complex="20pt" style:font-weight-complex="bold"/>
    </style:style>
    <style:style style:name="T7" style:family="text">
      <style:text-properties fo:font-size="17pt" fo:font-weight="bold" style:font-size-asian="17pt" style:font-weight-asian="bold" style:font-size-complex="17pt" style:font-weight-complex="bold"/>
    </style:style>
    <style:style style:name="T8" style:family="text">
      <style:text-properties fo:font-size="17pt" fo:font-weight="bold" officeooo:rsid="00071545" style:font-size-asian="17pt" style:font-weight-asian="bold" style:font-size-complex="17pt" style:font-weight-complex="bold"/>
    </style:style>
    <style:style style:name="T9" style:family="text">
      <style:text-properties fo:font-size="17pt" fo:font-weight="bold" officeooo:rsid="0016cc6e" style:font-size-asian="17pt" style:font-weight-asian="bold" style:font-size-complex="17pt" style:font-weight-complex="bold"/>
    </style:style>
    <style:style style:name="T10" style:family="text">
      <style:text-properties fo:font-size="17pt" fo:font-weight="bold" officeooo:rsid="001e372b" style:font-size-asian="17pt" style:font-weight-asian="bold" style:font-size-complex="17pt" style:font-weight-complex="bold"/>
    </style:style>
    <style:style style:name="T11" style:family="text">
      <style:text-properties officeooo:rsid="00171bb7"/>
    </style:style>
    <style:style style:name="T12" style:family="text">
      <style:text-properties fo:font-size="18pt" fo:font-weight="bold" style:font-size-asian="15.75pt" style:font-weight-asian="bold" style:font-size-complex="18pt" style:font-weight-complex="bold"/>
    </style:style>
    <style:style style:name="T13" style:family="text">
      <style:text-properties fo:font-size="18pt" fo:font-weight="bold" officeooo:rsid="00193a02" style:font-size-asian="15.75pt" style:font-weight-asian="bold" style:font-size-complex="18pt" style:font-weight-complex="bold"/>
    </style:style>
    <style:style style:name="T14" style:family="text">
      <style:text-properties fo:font-size="18pt" fo:font-weight="bold" officeooo:rsid="001e372b" style:font-size-asian="15.75pt" style:font-weight-asian="bold" style:font-size-complex="18pt" style:font-weight-complex="bold"/>
    </style:style>
    <style:style style:name="T15" style:family="text">
      <style:text-properties officeooo:rsid="001c05b1"/>
    </style:style>
    <style:style style:name="T16" style:family="text">
      <style:text-properties officeooo:rsid="001e372b"/>
    </style:style>
    <style:style style:name="T17" style:family="text">
      <style:text-properties officeooo:rsid="001f21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blem with express was , token based authentication. Loop back gave it straight out of the box.</text:p>
      <text:p text:style-name="P1"/>
      <text:p text:style-name="P2"><text:span text:style-name="T10">#</text:span><text:span text:style-name="T7">Install Loopback Cli</text:span><text:span text:style-name="T3"><text:line-break/></text:span><text:span text:style-name="T4">```</text:span><text:line-break/><text:span text:style-name="T1">sudo npm isntall -g loopback-cli<text:line-break/>```<text:line-break/>That will give us access to create models and etc.<text:line-break/><text:line-break/>###</text:span><text:span text:style-name="T8">To start a new application:</text:span><text:span text:style-name="T1"><text:line-break/>```<text:line-break/>lb<text:line-break/>```<text:line-break/>###</text:span><text:span text:style-name="T6">To start the application :</text:span><text:span text:style-name="T1"><text:line-break/>```<text:line-break/>cd folder_name/<text:line-break/>node .</text:span></text:p>
      <text:p text:style-name="P12">```</text:p>
      <text:p text:style-name="P7">Inside server/datasource.json<text:line-break/><text:line-break/>the default datasource is memory.<text:line-break/>But, you can have other datasources like mongo.<text:line-break/><text:line-break/>Inside /boot</text:p>
      <text:p text:style-name="P3"><text:span text:style-name="T2">there is authentication.js. If you want to authenticate you have to do it here.<text:line-break/><text:line-break/>Server.enableAuth();<text:line-break/><text:line-break/>#</text:span><text:span text:style-name="T5">Settig up the mongo connecter.</text:span><text:span text:style-name="T2"><text:line-break/>```<text:line-break/>npm isntall –save loopback-connector-mongodb</text:span></text:p>
      <text:p text:style-name="P12">```</text:p>
      <text:p text:style-name="P4">* Create a new Data source</text:p>
      <text:p text:style-name="P4"/>
      <text:p text:style-name="P4">* lb datasource mongoDS --connector mongoDB</text:p>
      <text:p text:style-name="P4"/>
      <text:p text:style-name="P5">* Inside datasources.json there was db and that replaces the ones in model-config.json<text:line-break/><text:line-break/>* make sure to rename the MongoDS in datasource.json to db<text:line-break/><text:line-break/><text:span text:style-name="T16">###</text:span><text:span text:style-name="T9">To create a model </text:span></text:p>
      <text:p text:style-name="P11">```</text:p>
      <text:p text:style-name="P6">lb model<text:line-break/><text:span text:style-name="T16">```</text:span><text:line-break/>* <text:span text:style-name="T11">you will find the created model in commons folder.<text:line-break/>* You can manually edit the models using model_name.json.</text:span></text:p>
      <text:p text:style-name="P3"/>
      <text:p text:style-name="P9"><text:span text:style-name="T13"/></text:p>
      <text:p text:style-name="P9"><text:span text:style-name="T13"/></text:p>
      <text:p text:style-name="P9"><text:soft-page-break/><text:span text:style-name="T14">###</text:span><text:span text:style-name="T13">Authenticate</text:span></text:p>
      <text:p text:style-name="P12"><text:span text:style-name="T13">`</text:span><text:span text:style-name="T12">``</text:span></text:p>
      <text:p text:style-name="P10">lb acl</text:p>
      <text:p text:style-name="P10"><text:span text:style-name="T16">```</text:span><text:line-break/>* set up your requirements.<text:line-break/><text:line-break/>* <text:span text:style-name="T15">In /User/login you can pass the credentials and set the id as token.<text:line-break/><text:line-break/>* It will let you access authenticated features.<text:line-break/><text:line-break/>* You can also control a specific kind of authentication(Read/Write etc).</text:span></text:p>
      <text:p text:style-name="P10"/>
      <text:p text:style-name="P10">* <text:span text:style-name="T17">To remove an authentication manually you can remove it from model’s .json file inside acl[] array</text:span></text:p>
      <text:p text:style-name="P9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8T17:57:09.722000455</meta:creation-date>
    <meta:generator>LibreOffice/5.1.6.2$Linux_X86_64 LibreOffice_project/10m0$Build-2</meta:generator>
    <dc:date>2018-08-19T17:14:53.631092260</dc:date>
    <meta:editing-duration>PT1H7M31S</meta:editing-duration>
    <meta:editing-cycles>16</meta:editing-cycles>
    <meta:document-statistic meta:table-count="0" meta:image-count="0" meta:object-count="0" meta:page-count="2" meta:paragraph-count="17" meta:word-count="224" meta:character-count="1346" meta:non-whitespace-character-count="1126"/>
  </office:meta>
</office:document-meta>
</file>